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svg:x="3.4cm" svg:y="3cm">
          <text:p text:style-name="P1">x<text:span text:style-name="T1">1</text:span> x<text:span text:style-name="T1">2</text:span> … x<text:span text:style-name="T1">n-1</text:span></text:p>
        </draw:rect>
        <draw:rect draw:style-name="gr1" draw:text-style-name="P1" draw:layer="layout" svg:width="1cm" svg:height="1cm" svg:x="7.4cm" svg:y="3cm">
          <text:p text:style-name="P1">x<text:span text:style-name="T1">n</text:span></text:p>
        </draw:rect>
        <draw:rect draw:style-name="gr1" draw:text-style-name="P1" draw:layer="layout" svg:width="4cm" svg:height="1cm" svg:x="8.4cm" svg:y="3cm">
          <text:p text:style-name="P1">x<text:span text:style-name="T1">n+1</text:span> x<text:span text:style-name="T1">n+2</text:span> … x<text:span text:style-name="T1">w</text:span></text:p>
        </draw:rect>
        <draw:rect draw:style-name="gr1" draw:text-style-name="P1" draw:layer="layout" svg:width="4cm" svg:height="1cm" svg:x="3.4cm" svg:y="6cm">
          <text:p text:style-name="P1">x<text:span text:style-name="T1">1</text:span> x<text:span text:style-name="T1">2</text:span> … x<text:span text:style-name="T1">n-1</text:span></text:p>
        </draw:rect>
        <draw:rect draw:style-name="gr1" draw:text-style-name="P1" draw:layer="layout" svg:width="1cm" svg:height="1cm" svg:x="7.4cm" svg:y="6cm">
          <text:p text:style-name="P1">x<text:span text:style-name="T1">n</text:span></text:p>
        </draw:rect>
        <draw:rect draw:style-name="gr1" draw:text-style-name="P1" draw:layer="layout" svg:width="4cm" svg:height="1cm" svg:x="8.4cm" svg:y="6cm">
          <text:p text:style-name="P1">x<text:span text:style-name="T1">n+1</text:span> x<text:span text:style-name="T1">n+2</text:span> … x<text:span text:style-name="T1">w</text:span></text:p>
        </draw:rect>
        <draw:line draw:style-name="gr2" draw:text-style-name="P1" draw:layer="layout" svg:x1="5.4cm" svg:y1="4cm" svg:x2="5.4cm" svg:y2="6cm">
          <text:p/>
        </draw:line>
        <draw:line draw:style-name="gr2" draw:text-style-name="P1" draw:layer="layout" svg:x1="7.7cm" svg:y1="4cm" svg:x2="7.7cm" svg:y2="6cm">
          <text:p/>
        </draw:line>
        <draw:line draw:style-name="gr3" draw:text-style-name="P1" draw:layer="layout" svg:x1="13.4cm" svg:y1="1.5cm" svg:x2="13.4cm" svg:y2="8cm">
          <text:p/>
        </draw:line>
        <draw:rect draw:style-name="gr1" draw:text-style-name="P1" draw:layer="layout" svg:width="4.9cm" svg:height="1cm" svg:x="14.5cm" svg:y="3cm">
          <text:p text:style-name="P1">x<text:span text:style-name="T1">1</text:span> x<text:span text:style-name="T1">2 <text:s text:c="2"/></text:span><text:s/>… x<text:span text:style-name="T1">w-1</text:span></text:p>
        </draw:rect>
        <draw:rect draw:style-name="gr1" draw:text-style-name="P1" draw:layer="layout" svg:width="1cm" svg:height="1cm" svg:x="19.4cm" svg:y="3cm">
          <text:p text:style-name="P1">x<text:span text:style-name="T1">w</text:span></text:p>
        </draw:rect>
        <draw:rect draw:style-name="gr1" draw:text-style-name="P1" draw:layer="layout" svg:width="4.9cm" svg:height="1cm" svg:x="15.5cm" svg:y="6cm">
          <text:p text:style-name="P1">x<text:span text:style-name="T1">1</text:span> x<text:span text:style-name="T1">2 <text:s text:c="2"/></text:span><text:s/>… x<text:span text:style-name="T1">w-1</text:span></text:p>
        </draw:rect>
        <draw:rect draw:style-name="gr1" draw:text-style-name="P1" draw:layer="layout" svg:width="1cm" svg:height="1cm" svg:x="14.5cm" svg:y="6cm">
          <text:p text:style-name="P1">x</text:p>
        </draw:rect>
        <draw:line draw:style-name="gr2" draw:text-style-name="P1" draw:layer="layout" svg:x1="19.9cm" svg:y1="4cm" svg:x2="20.9cm" svg:y2="4.5cm">
          <text:p/>
        </draw:line>
        <draw:line draw:style-name="gr2" draw:text-style-name="P1" draw:layer="layout" svg:x1="13.9cm" svg:y1="5.4cm" svg:x2="14.9cm" svg:y2="5.9cm">
          <text:p/>
        </draw:line>
        <draw:frame draw:style-name="gr4" draw:layer="layout" svg:width="4.968cm" svg:height="1.882cm" svg:x="21.458cm" svg:y="4.5cm">
          <draw:text-box>
            <text:p>miss(x)<text:line-break/>x<text:span text:style-name="T1">w</text:span> вытесняется</text:p>
          </draw:text-box>
        </draw:frame>
        <draw:line draw:style-name="gr2" draw:text-style-name="P1" draw:layer="layout" svg:x1="15.8cm" svg:y1="4cm" svg:x2="17.3cm" svg:y2="6cm">
          <text:p/>
        </draw:line>
        <draw:line draw:style-name="gr2" draw:text-style-name="P1" draw:layer="layout" svg:x1="18cm" svg:y1="4cm" svg:x2="19.5cm" svg:y2="6cm">
          <text:p/>
        </draw:line>
        <draw:frame draw:style-name="gr4" draw:layer="layout" svg:width="2.111cm" svg:height="1.17cm" svg:x="1.19cm" svg:y="4.4cm">
          <draw:text-box>
            <text:p>hit(x<text:span text:style-name="T2">n</text:span>)</text:p>
          </draw:text-box>
        </draw:frame>
        <draw:line draw:style-name="gr2" draw:text-style-name="P1" draw:layer="layout" svg:x1="10.6cm" svg:y1="4cm" svg:x2="10.6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09-06-24T14:25:57.21</meta:creation-date>
    <dc:date>2010-09-08T16:31:17.24</dc:date>
    <dc:creator>Ivan Ivanov</dc:creator>
    <meta:editing-duration>PT00H12M37S</meta:editing-duration>
    <meta:editing-cycles>5</meta:editing-cycles>
    <meta:generator>OpenOffice.org/3.2$Win32 OpenOffice.org_project/320m12$Build-9483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